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5.74cm"/>
    </style:style>
    <style:style style:name="co3" style:family="table-column">
      <style:table-column-properties fo:break-before="auto" style:column-width="8.541cm"/>
    </style:style>
    <style:style style:name="co4" style:family="table-column">
      <style:table-column-properties fo:break-before="auto" style:column-width="5.516cm"/>
    </style:style>
    <style:style style:name="co5" style:family="table-column">
      <style:table-column-properties fo:break-before="auto" style:column-width="4.844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1.792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1.085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332cm" fo:break-before="auto" style:use-optimal-row-height="true"/>
    </style:style>
    <style:style style:name="ro6" style:family="table-row">
      <style:table-row-properties style:row-height="2.646cm" fo:break-before="auto" style:use-optimal-row-height="true"/>
    </style:style>
    <style:style style:name="ta1" style:family="table" style:master-page-name="PageStyle_5f_Platform_20_Services">
      <style:table-properties table:display="true" style:writing-mode="lr-tb"/>
    </style:style>
    <style:style style:name="ta2" style:family="table" style:master-page-name="PageStyle_5f_Logical_20_Technology_20_Components">
      <style:table-properties table:display="true" style:writing-mode="lr-tb"/>
    </style:style>
    <style:style style:name="ta3" style:family="table" style:master-page-name="PageStyle_5f_Physical_20_Technology_20_Components">
      <style:table-properties table:display="true" style:writing-mode="lr-tb"/>
    </style:style>
    <number:number-style style:name="N5001" number:language="en" number:country="GB">
      <number:number number:decimal-places="0" number:min-integer-digits="1"/>
    </number:number-style>
    <style:style style:name="ce1" style:family="table-cell" style:parent-style-name="Excel_20_Built-in_20_Normal">
      <style:table-cell-properties fo:border-bottom="0.088cm solid #000000" fo:background-color="#96969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96969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969696" style:diagonal-bl-tr="none" style:diagonal-tl-br="none" fo:border-left="none" fo:border-right="none" fo:border-top="0.088cm solid #000000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Excel_20_Built-in_20_Normal" style:data-style-name="N5000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 style:data-style-name="N106">
      <style:table-cell-properties fo:border-bottom="0.035cm solid #000000" fo:background-color="#96969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00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1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34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2.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2.94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2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tform Service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15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row table:style-name="ro1">
          <table:table-cell table:style-name="ce1" office:value-type="string" table:number-columns-spanned="5" table:number-rows-spanned="1">
            <office:annotation draw:style-name="gr1" draw:text-style-name="P1" svg:width="6.827cm" svg:height="3.201cm" svg:x="28.114cm" svg:y="0.1cm" draw:caption-point-x="-0.76cm" draw:caption-point-y="-0.09cm">
              <dc:creator>AJ</dc:creator>
              <dc:date>2010-04-22T00:00:00</dc:date>
              <text:p text:style-name="P1">IHUGHES:</text:p>
              <text:p text:style-name="P1">A technical capability required to provide enabling infrastructure that</text:p>
              <text:p text:style-name="P1">supports the delivery of applications.</text:p>
            </office:annotation>
            <text:p>Platform Services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9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escription</text:p>
          </table:table-cell>
          <table:table-cell table:style-name="ce11" office:value-type="string">
            <text:p>Date</text:p>
          </table:table-cell>
          <table:table-cell table:style-name="ce11" office:value-type="string">
            <text:p>Category</text:p>
          </table:table-cell>
          <table:table-cell table:style-name="ce11" office:value-type="string">
            <text:p>Source</text:p>
          </table:table-cell>
          <table:table-cell table:style-name="ce11" office:value-type="string">
            <text:p>Created/ Amended</text:p>
          </table:table-cell>
          <table:table-cell table:style-name="ce11" office:value-type="string">
            <office:annotation draw:style-name="gr2" draw:text-style-name="P1" svg:width="3.571cm" svg:height="3.756cm" svg:x="37.683cm" svg:y="1.7cm" draw:caption-point-x="-0.76cm" draw:caption-point-y="-0.531cm">
              <dc:creator>AJ</dc:creator>
              <dc:date>2010-04-22T00:00:00</dc:date>
              <text:p text:style-name="P1">IHUGHES:</text:p>
              <text:p text:style-name="P1">Non-Standard, Proposed</text:p>
              <text:p text:style-name="P1">Standard, Provisional Standard,</text:p>
              <text:p text:style-name="P1">Standard, Phasing-Out</text:p>
              <text:p text:style-name="P1">Standard, Retired Standard.</text:p>
            </office:annotation>
            <text:p>Standards Class</text:p>
          </table:table-cell>
          <table:table-cell table:style-name="ce16" table:number-columns-repeated="1016"/>
        </table:table-row>
        <table:table-row table:style-name="ro3">
          <table:table-cell table:style-name="ce3" office:value-type="string">
            <text:p>TA_PS_01</text:p>
          </table:table-cell>
          <table:table-cell table:style-name="ce3"/>
          <table:table-cell table:style-name="ce6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office:value-type="string">
            <text:p>TA_PS_02</text:p>
          </table:table-cell>
          <table:table-cell table:style-name="ce3" table:number-columns-repeated="2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office:value-type="string">
            <text:p>TA_PS_03</text:p>
          </table:table-cell>
          <table:table-cell table:style-name="ce3"/>
          <table:table-cell table:style-name="ce7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office:value-type="string">
            <text:p>TA_PS_04</text:p>
          </table:table-cell>
          <table:table-cell table:style-name="ce3"/>
          <table:table-cell table:style-name="ce7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office:value-type="string">
            <text:p>TA_PS_05</text:p>
          </table:table-cell>
          <table:table-cell table:style-name="ce3"/>
          <table:table-cell table:style-name="ce7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office:value-type="string">
            <text:p>TA_PS_06</text:p>
          </table:table-cell>
          <table:table-cell table:style-name="ce3"/>
          <table:table-cell table:style-name="ce7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office:value-type="string">
            <text:p>TA_PS_07</text:p>
          </table:table-cell>
          <table:table-cell table:style-name="ce3"/>
          <table:table-cell table:style-name="ce7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office:value-type="string">
            <text:p>TA_PS_08</text:p>
          </table:table-cell>
          <table:table-cell table:style-name="ce3"/>
          <table:table-cell table:style-name="ce7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office:value-type="string">
            <text:p>TA_PS_09</text:p>
          </table:table-cell>
          <table:table-cell table:style-name="ce3"/>
          <table:table-cell table:style-name="ce7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office:value-type="string">
            <text:p>TA_PS_10</text:p>
          </table:table-cell>
          <table:table-cell table:style-name="ce3"/>
          <table:table-cell table:style-name="ce8"/>
          <table:table-cell table:style-name="ce13" table:number-columns-repeated="2"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>
            <text:p>TA_PS_11</text:p>
          </table:table-cell>
          <table:table-cell table:style-name="ce3"/>
          <table:table-cell table:style-name="ce9"/>
          <table:table-cell table:style-name="ce14" table:number-columns-repeated="2"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>
            <text:p>TA_PS_12</text:p>
          </table:table-cell>
          <table:table-cell table:style-name="ce3"/>
          <table:table-cell table:style-name="ce10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office:value-type="string">
            <text:p>TA_PS_13</text:p>
          </table:table-cell>
          <table:table-cell table:style-name="ce3" table:number-columns-repeated="2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office:value-type="string">
            <text:p>TA_PS_14</text:p>
          </table:table-cell>
          <table:table-cell table:style-name="ce3" table:number-columns-repeated="2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office:value-type="string">
            <text:p>TA_PS_15</text:p>
          </table:table-cell>
          <table:table-cell table:style-name="ce3" table:number-columns-repeated="2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office:value-type="string">
            <text:p>TA_PS_16</text:p>
          </table:table-cell>
          <table:table-cell table:style-name="ce3" table:number-columns-repeated="2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office:value-type="string">
            <text:p>TA_PS_17</text:p>
          </table:table-cell>
          <table:table-cell table:style-name="ce3" table:number-columns-repeated="2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office:value-type="string">
            <text:p>TA_PS_18</text:p>
          </table:table-cell>
          <table:table-cell table:style-name="ce3" table:number-columns-repeated="2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office:value-type="string">
            <text:p>TA_PS_19</text:p>
          </table:table-cell>
          <table:table-cell table:style-name="ce3" table:number-columns-repeated="2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office:value-type="string">
            <text:p>TA_PS_20</text:p>
          </table:table-cell>
          <table:table-cell table:style-name="ce3" table:number-columns-repeated="2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table:number-columns-repeated="3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5"/>
          <table:table-cell table:number-columns-repeated="1016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5"/>
          <table:table-cell table:number-columns-repeated="1016"/>
        </table:table-row>
        <table:table-row table:style-name="ro5" table:number-rows-repeated="654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ogical Technology Components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15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row table:style-name="ro1">
          <table:table-cell table:style-name="ce1" office:value-type="string" table:number-columns-spanned="5" table:number-rows-spanned="1">
            <office:annotation draw:style-name="gr3" draw:text-style-name="P1" svg:width="6.827cm" svg:height="4.151cm" svg:x="28.114cm" svg:y="0.1cm" draw:caption-point-x="-0.76cm" draw:caption-point-y="-0.09cm">
              <dc:creator>AJ</dc:creator>
              <dc:date>2010-04-22T00:00:00</dc:date>
              <text:p text:style-name="P1">IHUGHES:</text:p>
              <text:p text:style-name="P1">An encapsulation of technology infrastructure that is independent of</text:p>
              <text:p text:style-name="P1">a particular product. A class of technology product; for example,</text:p>
              <text:p text:style-name="P1">supply chain management software as part of an Enterprise Resource Planning (ERP) suite, or a Commercial Off-The-Shelf (COTS) purchase request processing enterprise service.</text:p>
            </office:annotation>
            <text:p>Logical Technology Components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9"/>
        </table:table-row>
        <table:table-row table:style-name="ro6"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escription</text:p>
          </table:table-cell>
          <table:table-cell table:style-name="ce11" office:value-type="string">
            <text:p>Date</text:p>
          </table:table-cell>
          <table:table-cell table:style-name="ce11" office:value-type="string">
            <text:p>Category</text:p>
          </table:table-cell>
          <table:table-cell table:style-name="ce11" office:value-type="string">
            <text:p>Source</text:p>
          </table:table-cell>
          <table:table-cell table:style-name="ce11" office:value-type="string">
            <text:p>Created/ Amended</text:p>
          </table:table-cell>
          <table:table-cell table:style-name="ce11" office:value-type="string">
            <office:annotation draw:style-name="gr4" draw:text-style-name="P1" svg:width="3.571cm" svg:height="3.756cm" svg:x="37.683cm" svg:y="1.7cm" draw:caption-point-x="-0.76cm" draw:caption-point-y="-0.531cm">
              <dc:creator>AJ</dc:creator>
              <dc:date>2010-04-22T00:00:00</dc:date>
              <text:p text:style-name="P1">IHUGHES:</text:p>
              <text:p text:style-name="P1">Non-Standard, Proposed</text:p>
              <text:p text:style-name="P1">Standard, Provisional Standard,</text:p>
              <text:p text:style-name="P1">Standard, Phasing-Out</text:p>
              <text:p text:style-name="P1">Standard, Retired Standard.</text:p>
            </office:annotation>
            <text:p>Standards Class</text:p>
          </table:table-cell>
          <table:table-cell table:style-name="ce11" office:value-type="string">
            <office:annotation draw:style-name="gr4" draw:text-style-name="P1" svg:width="3.572cm" svg:height="2.66cm" svg:x="39.468cm" svg:y="1.7cm" draw:caption-point-x="-0.76cm" draw:caption-point-y="-0.531cm">
              <dc:creator>AJ</dc:creator>
              <dc:date>2010-04-22T00:00:00</dc:date>
              <text:p text:style-name="P1">IHUGHES:</text:p>
              <text:p text:style-name="P1">If the product is a standard,</text:p>
              <text:p text:style-name="P1">when the standard was created.</text:p>
            </office:annotation>
            <text:p>Standard Creation <text:s/>Date</text:p>
          </table:table-cell>
          <table:table-cell table:style-name="ce11" office:value-type="string">
            <office:annotation draw:style-name="gr4" draw:text-style-name="P1" svg:width="3.572cm" svg:height="2.66cm" svg:x="41.253cm" svg:y="1.7cm" draw:caption-point-x="-0.76cm" draw:caption-point-y="-0.531cm">
              <dc:creator>AJ</dc:creator>
              <dc:date>2010-04-22T00:00:00</dc:date>
              <text:p text:style-name="P1">IHUGHES:</text:p>
              <text:p text:style-name="P1">Last date that the standard was</text:p>
              <text:p text:style-name="P1">reviewed.</text:p>
            </office:annotation>
            <text:p>Last Standard Review Date</text:p>
          </table:table-cell>
          <table:table-cell table:style-name="ce11" office:value-type="string">
            <office:annotation draw:style-name="gr4" draw:text-style-name="P1" svg:width="3.572cm" svg:height="2.66cm" svg:x="43.039cm" svg:y="1.7cm" draw:caption-point-x="-0.76cm" draw:caption-point-y="-0.531cm">
              <dc:creator>AJ</dc:creator>
              <dc:date>2010-04-22T00:00:00</dc:date>
              <text:p text:style-name="P1">IHUGHES:</text:p>
              <text:p text:style-name="P1">Next date for the standard to be reviewed</text:p>
            </office:annotation>
            <text:p>Next Standard Review Date</text:p>
          </table:table-cell>
          <table:table-cell table:style-name="ce11" office:value-type="string">
            <office:annotation draw:style-name="gr4" draw:text-style-name="P1" svg:width="3.572cm" svg:height="2.66cm" svg:x="44.824cm" svg:y="1.7cm" draw:caption-point-x="-0.76cm" draw:caption-point-y="-0.531cm">
              <dc:creator>AJ</dc:creator>
              <dc:date>2010-04-22T00:00:00</dc:date>
              <text:p text:style-name="P1">IHUGHES:</text:p>
              <text:p text:style-name="P1">Date when the standard was/will</text:p>
              <text:p text:style-name="P1">be retired.</text:p>
            </office:annotation>
            <text:p>Retire Date</text:p>
          </table:table-cell>
          <table:table-cell table:style-name="ce11" table:number-columns-repeated="3"/>
          <table:table-cell table:style-name="ce16" table:number-columns-repeated="1009"/>
        </table:table-row>
        <table:table-row table:style-name="ro3">
          <table:table-cell table:style-name="ce3" office:value-type="string">
            <text:p>TA_LTC_01</text:p>
          </table:table-cell>
          <table:table-cell table:style-name="ce3"/>
          <table:table-cell table:style-name="ce6"/>
          <table:table-cell table:style-name="ce12" table:number-columns-repeated="12"/>
          <table:table-cell table:number-columns-repeated="1009"/>
        </table:table-row>
        <table:table-row table:style-name="ro4">
          <table:table-cell table:style-name="ce3" office:value-type="string">
            <text:p>TA_LTC_02</text:p>
          </table:table-cell>
          <table:table-cell table:style-name="ce3" table:number-columns-repeated="2"/>
          <table:table-cell table:style-name="ce12" table:number-columns-repeated="12"/>
          <table:table-cell table:number-columns-repeated="1009"/>
        </table:table-row>
        <table:table-row table:style-name="ro4">
          <table:table-cell table:style-name="ce3" office:value-type="string">
            <text:p>TA_LTC_03</text:p>
          </table:table-cell>
          <table:table-cell table:style-name="ce3"/>
          <table:table-cell table:style-name="ce7"/>
          <table:table-cell table:style-name="ce12" table:number-columns-repeated="12"/>
          <table:table-cell table:number-columns-repeated="1009"/>
        </table:table-row>
        <table:table-row table:style-name="ro4">
          <table:table-cell table:style-name="ce3" office:value-type="string">
            <text:p>TA_LTC_04</text:p>
          </table:table-cell>
          <table:table-cell table:style-name="ce3"/>
          <table:table-cell table:style-name="ce7"/>
          <table:table-cell table:style-name="ce12" table:number-columns-repeated="12"/>
          <table:table-cell table:number-columns-repeated="1009"/>
        </table:table-row>
        <table:table-row table:style-name="ro4">
          <table:table-cell table:style-name="ce3" office:value-type="string">
            <text:p>TA_LTC_05</text:p>
          </table:table-cell>
          <table:table-cell table:style-name="ce3"/>
          <table:table-cell table:style-name="ce7"/>
          <table:table-cell table:style-name="ce12" table:number-columns-repeated="12"/>
          <table:table-cell table:number-columns-repeated="1009"/>
        </table:table-row>
        <table:table-row table:style-name="ro4">
          <table:table-cell table:style-name="ce3" office:value-type="string">
            <text:p>TA_LTC_06</text:p>
          </table:table-cell>
          <table:table-cell table:style-name="ce3"/>
          <table:table-cell table:style-name="ce7"/>
          <table:table-cell table:style-name="ce12" table:number-columns-repeated="12"/>
          <table:table-cell table:number-columns-repeated="1009"/>
        </table:table-row>
        <table:table-row table:style-name="ro4">
          <table:table-cell table:style-name="ce3" office:value-type="string">
            <text:p>TA_LTC_07</text:p>
          </table:table-cell>
          <table:table-cell table:style-name="ce3"/>
          <table:table-cell table:style-name="ce7"/>
          <table:table-cell table:style-name="ce12" table:number-columns-repeated="12"/>
          <table:table-cell table:number-columns-repeated="1009"/>
        </table:table-row>
        <table:table-row table:style-name="ro4">
          <table:table-cell table:style-name="ce3" office:value-type="string">
            <text:p>TA_LTC_08</text:p>
          </table:table-cell>
          <table:table-cell table:style-name="ce3"/>
          <table:table-cell table:style-name="ce7"/>
          <table:table-cell table:style-name="ce12" table:number-columns-repeated="12"/>
          <table:table-cell table:number-columns-repeated="1009"/>
        </table:table-row>
        <table:table-row table:style-name="ro4">
          <table:table-cell table:style-name="ce3" office:value-type="string">
            <text:p>TA_LTC_09</text:p>
          </table:table-cell>
          <table:table-cell table:style-name="ce3"/>
          <table:table-cell table:style-name="ce7"/>
          <table:table-cell table:style-name="ce12" table:number-columns-repeated="12"/>
          <table:table-cell table:number-columns-repeated="1009"/>
        </table:table-row>
        <table:table-row table:style-name="ro4">
          <table:table-cell table:style-name="ce3" office:value-type="string">
            <text:p>TA_LTC_10</text:p>
          </table:table-cell>
          <table:table-cell table:style-name="ce3"/>
          <table:table-cell table:style-name="ce8"/>
          <table:table-cell table:style-name="ce13" table:number-columns-repeated="2"/>
          <table:table-cell table:style-name="ce12" table:number-columns-repeated="10"/>
          <table:table-cell table:number-columns-repeated="1009"/>
        </table:table-row>
        <table:table-row table:style-name="ro4">
          <table:table-cell table:style-name="ce3" office:value-type="string">
            <text:p>TA_LTC_11</text:p>
          </table:table-cell>
          <table:table-cell table:style-name="ce3"/>
          <table:table-cell table:style-name="ce9"/>
          <table:table-cell table:style-name="ce14" table:number-columns-repeated="2"/>
          <table:table-cell table:style-name="ce12" table:number-columns-repeated="10"/>
          <table:table-cell table:number-columns-repeated="1009"/>
        </table:table-row>
        <table:table-row table:style-name="ro4">
          <table:table-cell table:style-name="ce3" office:value-type="string">
            <text:p>TA_LTC_12</text:p>
          </table:table-cell>
          <table:table-cell table:style-name="ce3"/>
          <table:table-cell table:style-name="ce10"/>
          <table:table-cell table:style-name="ce12" table:number-columns-repeated="12"/>
          <table:table-cell table:number-columns-repeated="1009"/>
        </table:table-row>
        <table:table-row table:style-name="ro4">
          <table:table-cell table:style-name="ce3" office:value-type="string">
            <text:p>TA_LTC_13</text:p>
          </table:table-cell>
          <table:table-cell table:style-name="ce3" table:number-columns-repeated="2"/>
          <table:table-cell table:style-name="ce12" table:number-columns-repeated="12"/>
          <table:table-cell table:number-columns-repeated="1009"/>
        </table:table-row>
        <table:table-row table:style-name="ro4">
          <table:table-cell table:style-name="ce3" office:value-type="string">
            <text:p>TA_LTC_14</text:p>
          </table:table-cell>
          <table:table-cell table:style-name="ce3" table:number-columns-repeated="2"/>
          <table:table-cell table:style-name="ce12" table:number-columns-repeated="12"/>
          <table:table-cell table:number-columns-repeated="1009"/>
        </table:table-row>
        <table:table-row table:style-name="ro4">
          <table:table-cell table:style-name="ce3" office:value-type="string">
            <text:p>TA_LTC_15</text:p>
          </table:table-cell>
          <table:table-cell table:style-name="ce3" table:number-columns-repeated="2"/>
          <table:table-cell table:style-name="ce12" table:number-columns-repeated="12"/>
          <table:table-cell table:number-columns-repeated="1009"/>
        </table:table-row>
        <table:table-row table:style-name="ro4">
          <table:table-cell table:style-name="ce3" office:value-type="string">
            <text:p>TA_LTC_16</text:p>
          </table:table-cell>
          <table:table-cell table:style-name="ce3" table:number-columns-repeated="2"/>
          <table:table-cell table:style-name="ce12" table:number-columns-repeated="12"/>
          <table:table-cell table:number-columns-repeated="1009"/>
        </table:table-row>
        <table:table-row table:style-name="ro4">
          <table:table-cell table:style-name="ce3" office:value-type="string">
            <text:p>TA_LTC_17</text:p>
          </table:table-cell>
          <table:table-cell table:style-name="ce3" table:number-columns-repeated="2"/>
          <table:table-cell table:style-name="ce12" table:number-columns-repeated="12"/>
          <table:table-cell table:number-columns-repeated="1009"/>
        </table:table-row>
        <table:table-row table:style-name="ro4">
          <table:table-cell table:style-name="ce3" office:value-type="string">
            <text:p>TA_LTC_18</text:p>
          </table:table-cell>
          <table:table-cell table:style-name="ce3" table:number-columns-repeated="2"/>
          <table:table-cell table:style-name="ce12" table:number-columns-repeated="12"/>
          <table:table-cell table:number-columns-repeated="1009"/>
        </table:table-row>
        <table:table-row table:style-name="ro4">
          <table:table-cell table:style-name="ce3" office:value-type="string">
            <text:p>TA_LTC_19</text:p>
          </table:table-cell>
          <table:table-cell table:style-name="ce3" table:number-columns-repeated="2"/>
          <table:table-cell table:style-name="ce12" table:number-columns-repeated="12"/>
          <table:table-cell table:number-columns-repeated="1009"/>
        </table:table-row>
        <table:table-row table:style-name="ro4">
          <table:table-cell table:style-name="ce3" office:value-type="string">
            <text:p>TA_LTC_20</text:p>
          </table:table-cell>
          <table:table-cell table:style-name="ce3" table:number-columns-repeated="2"/>
          <table:table-cell table:style-name="ce12" table:number-columns-repeated="12"/>
          <table:table-cell table:number-columns-repeated="1009"/>
        </table:table-row>
        <table:table-row table:style-name="ro4">
          <table:table-cell table:style-name="ce3" table:number-columns-repeated="3"/>
          <table:table-cell table:style-name="ce12" table:number-columns-repeated="12"/>
          <table:table-cell table:number-columns-repeated="1009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12"/>
          <table:table-cell table:number-columns-repeated="1009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12"/>
          <table:table-cell table:number-columns-repeated="1009"/>
        </table:table-row>
        <table:table-row table:style-name="ro5" table:number-rows-repeated="654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hysical Technology Components" table:style-name="ta3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15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row table:style-name="ro1">
          <table:table-cell table:style-name="ce1" office:value-type="string" table:number-columns-spanned="5" table:number-rows-spanned="1">
            <office:annotation draw:style-name="gr5" draw:text-style-name="P1" svg:width="6.027cm" svg:height="3.361cm" svg:x="28.114cm" svg:y="0.1cm" draw:caption-point-x="-0.76cm" draw:caption-point-y="-0.09cm">
              <dc:creator>AJ</dc:creator>
              <dc:date>2010-04-22T00:00:00</dc:date>
              <text:p text:style-name="P1">IHUGHES:</text:p>
              <text:p text:style-name="P1">A specific technology infrastructure product or technology infrastructure product instance. For example, a particular product version of a Commercial Off-The-Shelf (COTS) solution, or a specific brand and version of server.</text:p>
            </office:annotation>
            <text:p>Physical Technology Components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9"/>
        </table:table-row>
        <table:table-row table:style-name="ro6"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escription</text:p>
          </table:table-cell>
          <table:table-cell table:style-name="ce11" office:value-type="string">
            <text:p>Date</text:p>
          </table:table-cell>
          <table:table-cell table:style-name="ce11" office:value-type="string">
            <office:annotation draw:style-name="gr6" draw:text-style-name="P1" svg:width="5.527cm" svg:height="2.966cm" svg:x="28.114cm" svg:y="1.7cm" draw:caption-point-x="-0.76cm" draw:caption-point-y="-0.531cm">
              <dc:creator>AJ</dc:creator>
              <dc:date>2010-04-22T00:00:00</dc:date>
              <text:p text:style-name="P1">IHUGHES:</text:p>
              <text:p text:style-name="P1">Physical Technology</text:p>
              <text:p text:style-name="P1">Components are categorized</text:p>
              <text:p text:style-name="P1">according to the TOGAF TRM,</text:p>
              <text:p text:style-name="P1">which may be extended to meet</text:p>
              <text:p text:style-name="P1">the needs of an individual</text:p>
              <text:p text:style-name="P1">organization.</text:p>
            </office:annotation>
            <text:p>Category</text:p>
          </table:table-cell>
          <table:table-cell table:style-name="ce11" office:value-type="string">
            <text:p>Source</text:p>
          </table:table-cell>
          <table:table-cell table:style-name="ce11" office:value-type="string">
            <text:p>Created/ Amended</text:p>
          </table:table-cell>
          <table:table-cell table:style-name="ce11" office:value-type="string">
            <office:annotation draw:style-name="gr4" draw:text-style-name="P1" svg:width="3.571cm" svg:height="3.756cm" svg:x="37.683cm" svg:y="1.7cm" draw:caption-point-x="-0.76cm" draw:caption-point-y="-0.531cm">
              <dc:creator>AJ</dc:creator>
              <dc:date>2010-04-22T00:00:00</dc:date>
              <text:p text:style-name="P1">IHUGHES:</text:p>
              <text:p text:style-name="P1">Non-Standard, Proposed</text:p>
              <text:p text:style-name="P1">Standard, Provisional Standard,</text:p>
              <text:p text:style-name="P1">Standard, Phasing-Out</text:p>
              <text:p text:style-name="P1">Standard, Retired Standard.</text:p>
            </office:annotation>
            <text:p>Standards Class</text:p>
          </table:table-cell>
          <table:table-cell table:style-name="ce11" office:value-type="string">
            <office:annotation draw:style-name="gr4" draw:text-style-name="P1" svg:width="3.572cm" svg:height="2.66cm" svg:x="39.468cm" svg:y="1.7cm" draw:caption-point-x="-0.76cm" draw:caption-point-y="-0.531cm">
              <dc:creator>AJ</dc:creator>
              <dc:date>2010-04-22T00:00:00</dc:date>
              <text:p text:style-name="P1">IHUGHES:</text:p>
              <text:p text:style-name="P1">If the product is a standard,</text:p>
              <text:p text:style-name="P1">when the standard was created.</text:p>
            </office:annotation>
            <text:p>Standard Creation <text:s/>Date</text:p>
          </table:table-cell>
          <table:table-cell table:style-name="ce11" office:value-type="string">
            <office:annotation draw:style-name="gr4" draw:text-style-name="P1" svg:width="3.572cm" svg:height="2.66cm" svg:x="41.253cm" svg:y="1.7cm" draw:caption-point-x="-0.76cm" draw:caption-point-y="-0.531cm">
              <dc:creator>AJ</dc:creator>
              <dc:date>2010-04-22T00:00:00</dc:date>
              <text:p text:style-name="P1">IHUGHES:</text:p>
              <text:p text:style-name="P1">Last date that the standard was</text:p>
              <text:p text:style-name="P1">reviewed.</text:p>
            </office:annotation>
            <text:p>Last Standard Review Date</text:p>
          </table:table-cell>
          <table:table-cell table:style-name="ce11" office:value-type="string">
            <office:annotation draw:style-name="gr4" draw:text-style-name="P1" svg:width="3.572cm" svg:height="2.66cm" svg:x="43.039cm" svg:y="1.7cm" draw:caption-point-x="-0.76cm" draw:caption-point-y="-0.531cm">
              <dc:creator>AJ</dc:creator>
              <dc:date>2010-04-22T00:00:00</dc:date>
              <text:p text:style-name="P1">IHUGHES:</text:p>
              <text:p text:style-name="P1">Next date for the standard to be reviewed</text:p>
            </office:annotation>
            <text:p>Next Standard Review Date</text:p>
          </table:table-cell>
          <table:table-cell table:style-name="ce11" office:value-type="string">
            <office:annotation draw:style-name="gr4" draw:text-style-name="P1" svg:width="3.572cm" svg:height="2.66cm" svg:x="44.824cm" svg:y="1.7cm" draw:caption-point-x="-0.76cm" draw:caption-point-y="-0.531cm">
              <dc:creator>AJ</dc:creator>
              <dc:date>2010-04-22T00:00:00</dc:date>
              <text:p text:style-name="P1">IHUGHES:</text:p>
              <text:p text:style-name="P1">Date when the standard was/will</text:p>
              <text:p text:style-name="P1">be retired.</text:p>
            </office:annotation>
            <text:p>Retire Date</text:p>
          </table:table-cell>
          <table:table-cell table:style-name="ce11" office:value-type="string">
            <office:annotation draw:style-name="gr4" draw:text-style-name="P1" svg:width="3.572cm" svg:height="2.66cm" svg:x="46.61cm" svg:y="1.7cm" draw:caption-point-x="-0.76cm" draw:caption-point-y="-0.531cm">
              <dc:creator>AJ</dc:creator>
              <dc:date>2010-04-22T00:00:00</dc:date>
              <text:p text:style-name="P1">IHUGHES:</text:p>
              <text:p text:style-name="P1">Name of the product making up</text:p>
              <text:p text:style-name="P1">the technology component.</text:p>
            </office:annotation>
            <text:p>Product Name</text:p>
          </table:table-cell>
          <table:table-cell table:style-name="ce11" office:value-type="string">
            <office:annotation draw:style-name="gr4" draw:text-style-name="P1" svg:width="3.572cm" svg:height="2.66cm" svg:x="48.395cm" svg:y="1.7cm" draw:caption-point-x="-0.76cm" draw:caption-point-y="-0.531cm">
              <dc:creator>AJ</dc:creator>
              <dc:date>2010-04-22T00:00:00</dc:date>
              <text:p text:style-name="P1">IHUGHES:</text:p>
              <text:p text:style-name="P1">Module, or other sub-product,</text:p>
              <text:p text:style-name="P1">name making up the technology</text:p>
              <text:p text:style-name="P1">component.</text:p>
            </office:annotation>
            <text:p>Module Name</text:p>
          </table:table-cell>
          <table:table-cell table:style-name="ce11" office:value-type="string">
            <office:annotation draw:style-name="gr4" draw:text-style-name="P1" svg:width="3.571cm" svg:height="2.66cm" svg:x="50.181cm" svg:y="1.7cm" draw:caption-point-x="-0.76cm" draw:caption-point-y="-0.531cm">
              <dc:creator>AJ</dc:creator>
              <dc:date>2010-04-22T00:00:00</dc:date>
              <text:p text:style-name="P1">IHUGHES:</text:p>
              <text:p text:style-name="P1">Vendor providing the technology component</text:p>
            </office:annotation>
            <text:p>Vendor</text:p>
          </table:table-cell>
          <table:table-cell table:style-name="ce11" office:value-type="string">
            <office:annotation draw:style-name="gr4" draw:text-style-name="P1" svg:width="3.572cm" svg:height="2.66cm" svg:x="51.966cm" svg:y="1.7cm" draw:caption-point-x="-0.76cm" draw:caption-point-y="-0.531cm">
              <dc:creator>AJ</dc:creator>
              <dc:date>2010-04-22T00:00:00</dc:date>
              <text:p text:style-name="P1">IHUGHES:</text:p>
              <text:p text:style-name="P1">Version of the technology component</text:p>
            </office:annotation>
            <text:p>Version</text:p>
          </table:table-cell>
          <table:table-cell table:style-name="ce16" table:number-columns-repeated="1008"/>
        </table:table-row>
        <table:table-row table:style-name="ro3">
          <table:table-cell table:style-name="ce3" office:value-type="string">
            <text:p>TA_PTC_01</text:p>
          </table:table-cell>
          <table:table-cell table:style-name="ce3"/>
          <table:table-cell table:style-name="ce6"/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3" office:value-type="string">
            <text:p>TA_PTC_02</text:p>
          </table:table-cell>
          <table:table-cell table:style-name="ce3" table:number-columns-repeated="2"/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3" office:value-type="string">
            <text:p>TA_PTC_03</text:p>
          </table:table-cell>
          <table:table-cell table:style-name="ce3"/>
          <table:table-cell table:style-name="ce7"/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3" office:value-type="string">
            <text:p>TA_PTC_04</text:p>
          </table:table-cell>
          <table:table-cell table:style-name="ce3"/>
          <table:table-cell table:style-name="ce7"/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3" office:value-type="string">
            <text:p>TA_PTC_05</text:p>
          </table:table-cell>
          <table:table-cell table:style-name="ce3"/>
          <table:table-cell table:style-name="ce7"/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3" office:value-type="string">
            <text:p>TA_PTC_06</text:p>
          </table:table-cell>
          <table:table-cell table:style-name="ce3"/>
          <table:table-cell table:style-name="ce7"/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3" office:value-type="string">
            <text:p>TA_PTC_07</text:p>
          </table:table-cell>
          <table:table-cell table:style-name="ce3"/>
          <table:table-cell table:style-name="ce7"/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3" office:value-type="string">
            <text:p>TA_PTC_08</text:p>
          </table:table-cell>
          <table:table-cell table:style-name="ce3"/>
          <table:table-cell table:style-name="ce7"/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3" office:value-type="string">
            <text:p>TA_PTC_09</text:p>
          </table:table-cell>
          <table:table-cell table:style-name="ce3"/>
          <table:table-cell table:style-name="ce7"/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3" office:value-type="string">
            <text:p>TA_PTC_10</text:p>
          </table:table-cell>
          <table:table-cell table:style-name="ce3"/>
          <table:table-cell table:style-name="ce8"/>
          <table:table-cell table:style-name="ce13" table:number-columns-repeated="2"/>
          <table:table-cell table:style-name="ce12" table:number-columns-repeated="11"/>
          <table:table-cell table:number-columns-repeated="1008"/>
        </table:table-row>
        <table:table-row table:style-name="ro4">
          <table:table-cell table:style-name="ce3" office:value-type="string">
            <text:p>TA_PTC_11</text:p>
          </table:table-cell>
          <table:table-cell table:style-name="ce3"/>
          <table:table-cell table:style-name="ce9"/>
          <table:table-cell table:style-name="ce14" table:number-columns-repeated="2"/>
          <table:table-cell table:style-name="ce12" table:number-columns-repeated="11"/>
          <table:table-cell table:number-columns-repeated="1008"/>
        </table:table-row>
        <table:table-row table:style-name="ro4">
          <table:table-cell table:style-name="ce3" office:value-type="string">
            <text:p>TA_PTC_12</text:p>
          </table:table-cell>
          <table:table-cell table:style-name="ce3"/>
          <table:table-cell table:style-name="ce10"/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3" office:value-type="string">
            <text:p>TA_PTC_13</text:p>
          </table:table-cell>
          <table:table-cell table:style-name="ce3" table:number-columns-repeated="2"/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3" office:value-type="string">
            <text:p>TA_PTC_14</text:p>
          </table:table-cell>
          <table:table-cell table:style-name="ce3" table:number-columns-repeated="2"/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3" office:value-type="string">
            <text:p>TA_PTC_15</text:p>
          </table:table-cell>
          <table:table-cell table:style-name="ce3" table:number-columns-repeated="2"/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3" office:value-type="string">
            <text:p>TA_PTC_16</text:p>
          </table:table-cell>
          <table:table-cell table:style-name="ce3" table:number-columns-repeated="2"/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3" office:value-type="string">
            <text:p>TA_PTC_17</text:p>
          </table:table-cell>
          <table:table-cell table:style-name="ce3" table:number-columns-repeated="2"/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3" office:value-type="string">
            <text:p>TA_PTC_18</text:p>
          </table:table-cell>
          <table:table-cell table:style-name="ce3" table:number-columns-repeated="2"/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3" office:value-type="string">
            <text:p>TA_PTC_19</text:p>
          </table:table-cell>
          <table:table-cell table:style-name="ce3" table:number-columns-repeated="2"/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3" office:value-type="string">
            <text:p>TA_PTC_20</text:p>
          </table:table-cell>
          <table:table-cell table:style-name="ce3" table:number-columns-repeated="2"/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3" table:number-columns-repeated="3"/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13"/>
          <table:table-cell table:number-columns-repeated="1008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13"/>
          <table:table-cell table:number-columns-repeated="1008"/>
        </table:table-row>
        <table:table-row table:style-name="ro5" table:number-rows-repeated="6542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2" number:min-integer-digits="1"/>
      <number:text> </number:text>
    </number:number-style>
    <number:number-style style:name="N5000" number:language="en" number:country="GB">
      <number:number number:min-integer-digits="1"/>
    </number:number-style>
    <number:percentage-style style:name="N5011" number:language="en" number:country="GB">
      <number:number number:decimal-places="2" number:min-integer-digits="1"/>
      <number:text>%</number:text>
    </number:percentage-style>
    <number:date-style style:name="N106P0" style:volatile="true">
      <number:month/>
      <number:text>/</number:text>
      <number:day/>
      <number:text>/</number:text>
      <number:year/>
    </number:date-style>
    <number:text-style style:name="N106">
      <number:text-content/>
      <style:map style:condition="value()&gt;=0" style:apply-style-name="N106P0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Excel_20_Built-in_20_Normal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put_20__5b_yellow_5d_" style:display-name="Input [yellow]" style:family="table-cell" style:parent-style-name="Excel_20_Built-in_20_Normal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-_20_Style1" style:display-name="Normal - Style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Percent_20__5b_2_5d_" style:display-name="Percent [2]" style:family="table-cell" style:parent-style-name="Excel_20_Built-in_20_Normal" style:data-style-name="N5011"/>
    <style:style style:name="Style_20_1" style:display-name="Style 1" style:family="table-cell" style:parent-style-name="Excel_20_Built-in_20_Normal"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3cm" fo:margin-left="1.7cm" fo:margin-right="1.7cm" style:print-page-order="ttb" style:first-page-number="continue" style:scale-to-X="1" style:scale-to-Y="4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3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tform_20_Services" style:display-name="PageStyle_Platform Ser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ical_20_Technology_20_Components" style:display-name="PageStyle_Logical Technology Compon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ysical_20_Technology_20_Components" style:display-name="PageStyle_Physical Technology Compon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99" meta:object-count="0"/>
    <meta:generator>OpenOffice.org/3.2$Unix OpenOffice.org_project/320m12$Build-9483</meta:generator>
  </office:meta>
</office:document-meta>
</file>